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118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884" calcext:value-type="float">
            <text:p>44.0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8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688" calcext:value-type="float">
            <text:p>43.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8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6376" calcext:value-type="float">
            <text:p>44.1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8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592" calcext:value-type="float">
            <text:p>43.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8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3352" calcext:value-type="float">
            <text:p>43.5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8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8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588" calcext:value-type="float">
            <text:p>43.2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8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3" calcext:value-type="float">
            <text:p>43.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8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201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0912" calcext:value-type="float">
            <text:p>43.1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8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8032" calcext:value-type="float">
            <text:p>42.9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8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201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012" calcext:value-type="float">
            <text:p>42.8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8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201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3816" calcext:value-type="float">
            <text:p>42.7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8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201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8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201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6864" calcext:value-type="float">
            <text:p>42.7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8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0336" calcext:value-type="float">
            <text:p>41.5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8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200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8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8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200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8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2048" calcext:value-type="float">
            <text:p>41.5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8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200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9856" calcext:value-type="float">
            <text:p>41.5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8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044" calcext:value-type="float">
            <text:p>41.6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8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200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8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200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1528" calcext:value-type="float">
            <text:p>41.1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8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748" calcext:value-type="float">
            <text:p>40.7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8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952" calcext:value-type="float">
            <text:p>41.1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8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200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948" calcext:value-type="float">
            <text:p>41.5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8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199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8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0432" calcext:value-type="float">
            <text:p>39.2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8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199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6008" calcext:value-type="float">
            <text:p>38.9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8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199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476" calcext:value-type="float">
            <text:p>38.0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8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199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8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199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8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199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3904" calcext:value-type="float">
            <text:p>38.0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8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199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3424" calcext:value-type="float">
            <text:p>38.0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8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199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2296" calcext:value-type="float">
            <text:p>38.1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8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198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8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198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8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198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4712" calcext:value-type="float">
            <text:p>39.2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8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198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2" calcext:value-type="float">
            <text:p>39.7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8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198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7568" calcext:value-type="float">
            <text:p>39.9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8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198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3936" calcext:value-type="float">
            <text:p>39.8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8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198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9448" calcext:value-type="float">
            <text:p>39.7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8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198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1803</text:p>
          </table:table-cell>
          <table:table-cell office:value-type="string" calcext:value-type="string">
            <text:p>County Line Quad</text:p>
          </table:table-cell>
          <table:table-cell office:value-type="string" calcext:value-type="string">
            <text:p>198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7568" calcext:value-type="float">
            <text:p>39.9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